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8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9">2. </text:span><text:a xlink:type="simple" xlink:href="#_vyhbfp4t666x" text:style-name="Index_20_Link" text:visited-style-name="Index_20_Link"><text:span text:style-name="T9">Entrega “Caso práctico 1” y/o “Caso práctico 2”</text:span></text:a><text:span text:style-name="T9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UD08. Actividades entregables</text:span></text:p>
      <text:list xml:id="list3567200069" text:style-name="WWNum1">
        <text:list-item>
          <text:p text:style-name="P25"><text:bookmark text:name="_dbh0n1vac4c8"/>Introducción</text:p>
        </text:list-item>
      </text:list>
      <text:p text:style-name="P10">En esta unidad debes entregar un PDF/ODT <text:span text:style-name="T19">donde elijas 1 de los 2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1 de los 2 casos prácticos!</text:span> :)</text:p>
      <text:list xml:id="list175942716251824" text:continue-numbering="true" text:style-name="WWNum1">
        <text:list-item>
          <text:p text:style-name="P25"><text:bookmark text:name="_vyhbfp4t666x"/>Entrega “Caso práctico 1” y/o “Caso práctico 2”</text:p>
        </text:list-item>
      </text:list>
      <text:p text:style-name="P10">Para demostrar que el despliegue ha sido correcto se propone que se adjunten capturas de los siguientes comandos: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4"><text:span text:style-name="T20">kubectl get pods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0">kubectl get deployments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20">kubectl get services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text:span text:style-name="T20">kubectl get <text:s/>HorizontalPodAutoscaler</text:span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Actividades entregables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2" meta:paragraph-count="26" meta:word-count="206" meta:character-count="1295" meta:non-whitespace-character-count="1107"/>
    <meta:generator>LibreOfficeDev/6.0.5.2$Linux_X86_64 LibreOffice_project/</meta:generator>
  </office:meta>
</office:document-meta>
</file>